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659000008991866A807BC600903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officeooo:rsid="0029bcec" officeooo:paragraph-rsid="0029bcec"/>
    </style:style>
    <style:style style:name="P2" style:family="paragraph">
      <style:paragraph-properties fo:text-align="center"/>
      <style:text-properties style:text-line-through-style="none" style:text-line-through-type="none" style:font-name="Arial" fo:font-size="5pt" fo:font-style="normal" style:text-underline-style="none"/>
    </style:style>
    <style:style style:name="gr1" style:family="graphic">
      <style:graphic-properties draw:textarea-vertical-align="middle" fo:background-color="#b4c7dc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d7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Űrlap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Lever - JOY_BTN16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6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1" draw:name="Shape 37" draw:style-name="gr1" draw:text-style-name="P2" svg:width="0.8504in" svg:height="0.1205in" svg:x="3.2945in" svg:y="0.4665in" draw:control="control1"/>
      <draw:control text:anchor-type="page" text:anchor-page-number="1" draw:z-index="0" draw:name="Shape 36" draw:style-name="gr2" draw:text-style-name="P2" svg:width="0.8504in" svg:height="0.1205in" svg:x="3.2945in" svg:y="0.3465in" draw:control="control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Thrustmaster_25_20Warthog_25_20Throttle_25_20Chart" draw:display-name="Thrustmaster%20Warthog%20Throttle%20Chart" xlink:href="Pictures/1000000100000659000008991866A807BC60090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hrustmaster_25_20Warthog_25_20Throttle_25_20Chart" draw:fill-image-width="100%" draw:fill-image-height="100%" style:repeat="stretch" draw:fill-image-ref-point="center" style:footnote-max-height="0in" loext:margin-gutter="0in">
        <style:background-image xlink:href="Pictures/1000000100000659000008991866A807BC600903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hrustmaster_25_20Warthog_25_20Throttle_25_20Chart" draw:fill-image-width="100%" draw:fill-image-height="100%" style:repeat="stretch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5:32:50.018569922</meta:creation-date>
    <dc:date>2023-08-06T01:45:22.697317134</dc:date>
    <meta:editing-duration>PT6H34M48S</meta:editing-duration>
    <meta:editing-cycles>10</meta:editing-cycles>
    <meta:generator>LibreOffice/7.5.5.2$MacOSX_AARCH64 LibreOffice_project/ca8fe7424262805f223b9a2334bc7181abbcbf5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